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37c5" officeooo:paragraph-rsid="001e37c5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e7a21" officeooo:paragraph-rsid="001e7a21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1e7a21" officeooo:paragraph-rsid="001e7a21" fo:background-color="#ffff00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e7a21" officeooo:paragraph-rsid="001e7a21" fo:background-color="#ffff00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e37c5" officeooo:paragraph-rsid="001e37c5" fo:background-color="#ffff00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text-underline-style="solid" style:text-underline-width="auto" style:text-underline-color="font-color" officeooo:rsid="001e7a21" officeooo:paragraph-rsid="001e7a2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text-underline-style="none" officeooo:rsid="001e7a21" officeooo:paragraph-rsid="001e7a21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odelo von neumann</text:span></text:p>
      <text:p text:style-name="P6">Os pasos necesarios para poder executar estas dúas operacións son os seguintes:</text:p>
      <text:list xml:id="list4289607202" text:style-name="L1">
        <text:list-item>
          <text:p text:style-name="P5">Lectura</text:p>
          <text:list>
            <text:list-item>
              <text:p text:style-name="P5">Proporcionar a dirección da cela que será lida.</text:p>
            </text:list-item>
            <text:list-item>
              <text:p text:style-name="P5">Esperar un tempo fixo para obter o dato contido na cela</text:p>
            </text:list-item>
            <text:list-item>
              <text:p text:style-name="P5">Tomar ese dato e indicar que terminou a operación</text:p>
            </text:list-item>
          </text:list>
        </text:list-item>
        <text:list-item>
          <text:p text:style-name="P5">Escritura</text:p>
          <text:list>
            <text:list-item>
              <text:p text:style-name="P5">Proporcionar o dato que se desexa depositar na cela</text:p>
            </text:list-item>
            <text:list-item>
              <text:p text:style-name="P5">Especificar a dirección da cela sobre a que se escribirá o dato</text:p>
            </text:list-item>
            <text:list-item>
              <text:p text:style-name="P5">Esperar un tempo para que poida ser escrito o dato e indicar que terminou a operación</text:p>
            </text:list-item>
          </text:list>
        </text:list-item>
      </text:list>
      <text:p text:style-name="P3"/>
      <text:p text:style-name="P3"><text:tab/>Para a CPU, a súa función principal é dirixir a secuencia de pasos que leve a cabo a execución dunha instrucción. Os pasos son os seguintes:</text:p>
      <text:list xml:id="list156688068" text:style-name="L2">
        <text:list-item>
          <text:p text:style-name="P4">Traer da memoria o código da seguinte instrucción</text:p>
        </text:list-item>
        <text:list-item>
          <text:p text:style-name="P4">Decodificar a instrución lida (interpretar o código)</text:p>
        </text:list-item>
        <text:list-item>
          <text:p text:style-name="P4">Executar a instrución de acordo á interpretación dada</text:p>
        </text:list-item>
        <text:list-item>
          <text:p text:style-name="P4">Preparar a lectura da seguinte cela de memoria, para así volver ao paso 1</text:p>
        </text:list-item>
      </text:list>
      <text:p text:style-name="P2"/>
      <text:p text:style-name="P7">Compoñentes físicos dun computador</text:p>
      <text:p text:style-name="P8"><text:tab/>Hai unha parte do cumputador que lle serve para comunicarse co exterior, é dicir, para recibir e emitir información. Son as unidades de entrada saída, unidades periféricas.</text:p>
      <text:p text:style-name="P8"><text:tab/>Outra parte fundamental é a memoria, que se encarga de memorizar as instrucións, datos e resultados.</text:p>
      <text:p text:style-name="P8"><text:tab/>3 parte fundamental é a unidade central de proceso (CPU), que se divide en dous partes: unha parte que controla todo o proceso e outra na que se realizan as operacións aritméticas e lóxicas que se ordenen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2:44:14.770828871</meta:creation-date>
    <dc:date>2022-10-18T13:38:40.330118402</dc:date>
    <meta:editing-duration>PT44M25S</meta:editing-duration>
    <meta:editing-cycles>1</meta:editing-cycles>
    <meta:document-statistic meta:table-count="0" meta:image-count="0" meta:object-count="0" meta:page-count="1" meta:paragraph-count="19" meta:word-count="241" meta:character-count="1357" meta:non-whitespace-character-count="1143"/>
    <meta:generator>LibreOffice/7.3.6.2$Linux_X86_64 LibreOffice_project/30$Build-2</meta:generator>
  </office:meta>
</office:document-meta>
</file>